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028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4291in"/>
    </style:style>
    <style:style style:name="co4" style:family="table-column">
      <style:table-column-properties fo:break-before="auto" style:column-width="0.5882in"/>
    </style:style>
    <style:style style:name="co5" style:family="table-column">
      <style:table-column-properties fo:break-before="auto" style:column-width="0.4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90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fo:background-color="#c0c0c0"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MC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Dataset</text:p>
          </table:table-cell>
          <table:table-cell office:value-type="string">
            <text:p>Frequency</text:p>
          </table:table-cell>
          <table:table-cell office:value-type="string">
            <text:p>SVD</text:p>
          </table:table-cell>
          <table:table-cell office:value-type="string">
            <text:p>Variant</text:p>
          </table:table-cell>
          <table:table-cell office:value-type="string">
            <text:p>Train</text:p>
          </table:table-cell>
          <table:table-cell office:value-type="string">
            <text:p>Test</text:p>
          </table:table-cell>
          <table:table-cell>
            <draw:frame table:end-cell-address="MCC.J17" table:end-x="0.6323in" table:end-y="0.0705in" draw:z-index="0" draw:style-name="gr1" svg:width="3.1492in" svg:height="2.7555in" svg:x="0.1504in" svg:y="0.0933in">
              <draw:object draw:notify-on-update-of-ranges="MCC.C1:MCC.C1 MCC.C2:MCC.C4 MCC.E1:MCC.E1 MCC.E2:MCC.E4 MCC.F1:MCC.F1 MCC.F2:MCC.F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CC.N17" table:end-x="0.2102in" table:end-y="0.0705in" draw:z-index="1" draw:style-name="gr1" svg:width="3.1492in" svg:height="2.7555in" svg:x="0.6169in" svg:y="0.0933in">
              <draw:object draw:notify-on-update-of-ranges="MCC.C1:MCC.C1 MCC.C5:MCC.C7 MCC.E1:MCC.E1 MCC.E5:MCC.E7 MCC.F1:MCC.F1 MCC.F5:MCC.F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la</text:p>
          </table:table-cell>
          <table:table-cell table:style-name="ce3" office:value-type="float" office:value="79.5433">
            <text:p>79.54</text:p>
          </table:table-cell>
          <table:table-cell table:style-name="ce3" office:value-type="float" office:value="67.3644">
            <text:p>67.36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ala</text:p>
          </table:table-cell>
          <table:table-cell table:style-name="ce3" office:value-type="float" office:value="79.353">
            <text:p>79.35</text:p>
          </table:table-cell>
          <table:table-cell table:style-name="ce3" office:value-type="float" office:value="66.6984">
            <text:p>66.70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la</text:p>
          </table:table-cell>
          <table:table-cell table:style-name="ce3" office:value-type="float" office:value="80.5899">
            <text:p>80.59</text:p>
          </table:table-cell>
          <table:table-cell table:style-name="ce3" office:value-type="float" office:value="67.5547">
            <text:p>67.55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de</text:p>
          </table:table-cell>
          <table:table-cell table:style-name="ce3" office:value-type="float" office:value="72.9781">
            <text:p>72.98</text:p>
          </table:table-cell>
          <table:table-cell table:style-name="ce3" office:value-type="float" office:value="62.7973">
            <text:p>62.80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ade</text:p>
          </table:table-cell>
          <table:table-cell table:style-name="ce3" office:value-type="float" office:value="72.9781">
            <text:p>72.98</text:p>
          </table:table-cell>
          <table:table-cell table:style-name="ce3" office:value-type="float" office:value="62.7973">
            <text:p>62.80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de</text:p>
          </table:table-cell>
          <table:table-cell table:style-name="ce3" office:value-type="float" office:value="72.9781">
            <text:p>72.98</text:p>
          </table:table-cell>
          <table:table-cell table:style-name="ce3" office:value-type="float" office:value="62.7973">
            <text:p>62.80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nla</text:p>
          </table:table-cell>
          <table:table-cell table:style-name="ce3" office:value-type="float" office:value="79.2578">
            <text:p>79.26</text:p>
          </table:table-cell>
          <table:table-cell table:style-name="ce3" office:value-type="float" office:value="65.8421">
            <text:p>65.84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nla</text:p>
          </table:table-cell>
          <table:table-cell table:style-name="ce3" office:value-type="float" office:value="80.019">
            <text:p>80.02</text:p>
          </table:table-cell>
          <table:table-cell table:style-name="ce3" office:value-type="float" office:value="67.3644">
            <text:p>67.36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la</text:p>
          </table:table-cell>
          <table:table-cell table:style-name="ce3" office:value-type="float" office:value="81.2559">
            <text:p>81.26</text:p>
          </table:table-cell>
          <table:table-cell table:style-name="ce3" office:value-type="float" office:value="67.1741">
            <text:p>67.17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nde</text:p>
          </table:table-cell>
          <table:table-cell table:style-name="ce3" office:value-type="float" office:value="73.1684">
            <text:p>73.17</text:p>
          </table:table-cell>
          <table:table-cell table:style-name="ce3" office:value-type="float" office:value="63.0828">
            <text:p>63.08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nde</text:p>
          </table:table-cell>
          <table:table-cell table:style-name="ce3" office:value-type="float" office:value="73.1684">
            <text:p>73.17</text:p>
          </table:table-cell>
          <table:table-cell table:style-name="ce3" office:value-type="float" office:value="63.0828">
            <text:p>63.08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de</text:p>
          </table:table-cell>
          <table:table-cell table:style-name="ce3" office:value-type="float" office:value="73.1684">
            <text:p>73.17</text:p>
          </table:table-cell>
          <table:table-cell table:style-name="ce3" office:value-type="float" office:value="63.0828">
            <text:p>63.08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nop</text:p>
          </table:table-cell>
          <table:table-cell table:style-name="ce3" office:value-type="float" office:value="80.2093">
            <text:p>80.21</text:p>
          </table:table-cell>
          <table:table-cell table:style-name="ce3" office:value-type="float" office:value="66.3178">
            <text:p>66.32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nop</text:p>
          </table:table-cell>
          <table:table-cell table:style-name="ce3" office:value-type="float" office:value="80.1142">
            <text:p>80.11</text:p>
          </table:table-cell>
          <table:table-cell table:style-name="ce3" office:value-type="float" office:value="66.6984">
            <text:p>66.70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op</text:p>
          </table:table-cell>
          <table:table-cell table:style-name="ce3" office:value-type="float" office:value="81.3511">
            <text:p>81.35</text:p>
          </table:table-cell>
          <table:table-cell table:style-name="ce3" office:value-type="float" office:value="68.6965">
            <text:p>68.70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ode</text:p>
          </table:table-cell>
          <table:table-cell table:style-name="ce3" office:value-type="float" office:value="73.6441">
            <text:p>73.64</text:p>
          </table:table-cell>
          <table:table-cell table:style-name="ce3" office:value-type="float" office:value="63.9391">
            <text:p>63.94</text:p>
          </table:table-cell>
          <table:table-cell>
            <draw:frame table:end-cell-address="MCC.J33" table:end-x="0.6441in" table:end-y="0.1346in" draw:z-index="2" draw:style-name="gr1" svg:width="3.1492in" svg:height="2.7555in" svg:x="0.1622in" svg:y="0.0768in">
              <draw:object draw:notify-on-update-of-ranges="MCC.C8:MCC.C10 MCC.E1:MCC.E1 MCC.E8:MCC.E10 MCC.F1:MCC.F1 MCC.F8:MCC.F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MCC.N33" table:end-x="0.2098in" table:end-y="0.1248in" draw:z-index="3" draw:style-name="gr1" svg:width="3.1492in" svg:height="2.7555in" svg:x="0.6165in" svg:y="0.0669in">
              <draw:object draw:notify-on-update-of-ranges="MCC.C1:MCC.C1 MCC.C11:MCC.C13 MCC.E1:MCC.E1 MCC.E11:MCC.E13 MCC.F1:MCC.F1 MCC.F11:MCC.F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ode</text:p>
          </table:table-cell>
          <table:table-cell table:style-name="ce3" office:value-type="float" office:value="73.6441">
            <text:p>73.64</text:p>
          </table:table-cell>
          <table:table-cell table:style-name="ce3" office:value-type="float" office:value="63.9391">
            <text:p>63.94</text:p>
          </table:table-cell>
          <table:table-cell table:number-columns-repeated="1018"/>
        </table:table-row>
        <table:table-row table:style-name="ro1">
          <table:table-cell office:value-type="string">
            <text:p>multi_cell_call_al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ode</text:p>
          </table:table-cell>
          <table:table-cell table:style-name="ce3" office:value-type="float" office:value="73.6441">
            <text:p>73.64</text:p>
          </table:table-cell>
          <table:table-cell table:style-name="ce3" office:value-type="float" office:value="63.9391">
            <text:p>63.94</text:p>
          </table:table-cell>
          <table:table-cell table:number-columns-repeated="1018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MCC.J50" table:end-x="0.6579in" table:end-y="0.0413in" draw:z-index="4" draw:style-name="gr1" svg:width="3.1492in" svg:height="2.7555in" svg:x="0.176in" svg:y="0.1319in">
              <draw:object draw:notify-on-update-of-ranges="MCC.C1:MCC.C1 MCC.C14:MCC.C16 MCC.E1:MCC.E1 MCC.E14:MCC.E16 MCC.F1:MCC.F1 MCC.F14:MCC.F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>
            <draw:frame table:end-cell-address="MCC.N50" table:end-x="0.211in" table:end-y="0.0346in" draw:z-index="5" draw:style-name="gr1" svg:width="3.1492in" svg:height="2.7555in" svg:x="0.6177in" svg:y="0.1252in">
              <draw:object draw:notify-on-update-of-ranges="MCC.C1:MCC.C1 MCC.C17:MCC.C19 MCC.E1:MCC.E1 MCC.E17:MCC.E19 MCC.F1:MCC.F1 MCC.F17:MCC.F1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2" table:number-rows-repeated="65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M" table:style-name="ta1" table:print="false"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Dataset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SVD</text:p>
          </table:table-cell>
          <table:table-cell table:style-name="ce2" office:value-type="string">
            <text:p>Variant</text:p>
          </table:table-cell>
          <table:table-cell table:style-name="ce2" office:value-type="string">
            <text:p>Train</text:p>
          </table:table-cell>
          <table:table-cell table:style-name="ce2" office:value-type="string">
            <text:p>Test</text:p>
          </table:table-cell>
          <table:table-cell>
            <draw:frame table:end-cell-address="SALM.J17" table:end-x="0.5106in" table:end-y="0.0512in" draw:z-index="0" draw:style-name="gr1" svg:width="3.1492in" svg:height="2.7555in" svg:x="0.0283in" svg:y="0.074in">
              <draw:object draw:notify-on-update-of-ranges="SALM.C1:SALM.C1 SALM.C2:SALM.C4 SALM.E1:SALM.E1 SALM.E2:SALM.E4 SALM.F1:SALM.F1 SALM.F2:SALM.F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>
            <draw:frame table:end-cell-address="SALM.N17" table:end-x="0.126in" table:end-y="0.0512in" draw:z-index="1" draw:style-name="gr1" svg:width="3.1492in" svg:height="2.7555in" svg:x="0.5331in" svg:y="0.074in">
              <draw:object draw:notify-on-update-of-ranges="SALM.C1:SALM.C1 SALM.C5:SALM.C7 SALM.E1:SALM.E1 SALM.E5:SALM.E7 SALM.F1:SALM.F1 SALM.F5:SALM.F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la</text:p>
          </table:table-cell>
          <table:table-cell table:style-name="ce3" office:value-type="float" office:value="79.875">
            <text:p>79.88</text:p>
          </table:table-cell>
          <table:table-cell table:style-name="ce3" office:value-type="float" office:value="67.125">
            <text:p>67.13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ala</text:p>
          </table:table-cell>
          <table:table-cell table:style-name="ce3" office:value-type="float" office:value="80.5">
            <text:p>80.50</text:p>
          </table:table-cell>
          <table:table-cell table:style-name="ce3" office:value-type="float" office:value="66.75">
            <text:p>66.75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la</text:p>
          </table:table-cell>
          <table:table-cell table:style-name="ce3" office:value-type="float" office:value="81.5">
            <text:p>81.50</text:p>
          </table:table-cell>
          <table:table-cell table:style-name="ce3" office:value-type="float" office:value="68">
            <text:p>68.00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de</text:p>
          </table:table-cell>
          <table:table-cell table:style-name="ce3" office:value-type="float" office:value="76.75">
            <text:p>76.75</text:p>
          </table:table-cell>
          <table:table-cell table:style-name="ce3" office:value-type="float" office:value="64.75">
            <text:p>64.75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ade</text:p>
          </table:table-cell>
          <table:table-cell table:style-name="ce3" office:value-type="float" office:value="76.75">
            <text:p>76.75</text:p>
          </table:table-cell>
          <table:table-cell table:style-name="ce3" office:value-type="float" office:value="64.75">
            <text:p>64.75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de</text:p>
          </table:table-cell>
          <table:table-cell table:style-name="ce3" office:value-type="float" office:value="76.75">
            <text:p>76.75</text:p>
          </table:table-cell>
          <table:table-cell table:style-name="ce3" office:value-type="float" office:value="64.75">
            <text:p>64.75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nla</text:p>
          </table:table-cell>
          <table:table-cell table:style-name="ce3" office:value-type="float" office:value="80.25">
            <text:p>80.25</text:p>
          </table:table-cell>
          <table:table-cell table:style-name="ce3" office:value-type="float" office:value="67.125">
            <text:p>67.13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nla</text:p>
          </table:table-cell>
          <table:table-cell table:style-name="ce3" office:value-type="float" office:value="80.75">
            <text:p>80.75</text:p>
          </table:table-cell>
          <table:table-cell table:style-name="ce3" office:value-type="float" office:value="66">
            <text:p>66.00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la</text:p>
          </table:table-cell>
          <table:table-cell table:style-name="ce3" office:value-type="float" office:value="80.875">
            <text:p>80.88</text:p>
          </table:table-cell>
          <table:table-cell table:style-name="ce3" office:value-type="float" office:value="68">
            <text:p>68.00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nde</text:p>
          </table:table-cell>
          <table:table-cell table:style-name="ce3" office:value-type="float" office:value="76.375">
            <text:p>76.38</text:p>
          </table:table-cell>
          <table:table-cell table:style-name="ce3" office:value-type="float" office:value="64.75">
            <text:p>64.75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nde</text:p>
          </table:table-cell>
          <table:table-cell table:style-name="ce3" office:value-type="float" office:value="76.375">
            <text:p>76.38</text:p>
          </table:table-cell>
          <table:table-cell table:style-name="ce3" office:value-type="float" office:value="64.75">
            <text:p>64.75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de</text:p>
          </table:table-cell>
          <table:table-cell table:style-name="ce3" office:value-type="float" office:value="76.375">
            <text:p>76.38</text:p>
          </table:table-cell>
          <table:table-cell table:style-name="ce3" office:value-type="float" office:value="64.75">
            <text:p>64.75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nop</text:p>
          </table:table-cell>
          <table:table-cell table:style-name="ce3" office:value-type="float" office:value="79.125">
            <text:p>79.13</text:p>
          </table:table-cell>
          <table:table-cell table:style-name="ce3" office:value-type="float" office:value="65.5">
            <text:p>65.50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nop</text:p>
          </table:table-cell>
          <table:table-cell table:style-name="ce3" office:value-type="float" office:value="79.25">
            <text:p>79.25</text:p>
          </table:table-cell>
          <table:table-cell table:style-name="ce3" office:value-type="float" office:value="66">
            <text:p>66.00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op</text:p>
          </table:table-cell>
          <table:table-cell table:style-name="ce3" office:value-type="float" office:value="80.75">
            <text:p>80.75</text:p>
          </table:table-cell>
          <table:table-cell table:style-name="ce3" office:value-type="float" office:value="67.75">
            <text:p>67.75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ode</text:p>
          </table:table-cell>
          <table:table-cell table:style-name="ce3" office:value-type="float" office:value="74.375">
            <text:p>74.38</text:p>
          </table:table-cell>
          <table:table-cell table:style-name="ce3" office:value-type="float" office:value="65.125">
            <text:p>65.13</text:p>
          </table:table-cell>
          <table:table-cell>
            <draw:frame table:end-cell-address="SALM.J33" table:end-x="0.5106in" table:end-y="0.1386in" draw:z-index="2" draw:style-name="gr1" svg:width="3.1492in" svg:height="2.7555in" svg:x="0.0283in" svg:y="0.0807in">
              <draw:object draw:notify-on-update-of-ranges="SALM.C1:SALM.C1 SALM.C8:SALM.C10 SALM.E1:SALM.E1 SALM.E8:SALM.E10 SALM.F1:SALM.F1 SALM.F8:SALM.F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2"/>
          <table:table-cell>
            <draw:frame table:end-cell-address="SALM.N33" table:end-x="0.137in" table:end-y="0.1386in" draw:z-index="3" draw:style-name="gr1" svg:width="3.1492in" svg:height="2.7555in" svg:x="0.5441in" svg:y="0.0807in">
              <draw:object draw:notify-on-update-of-ranges="SALM.C1:SALM.C1 SALM.C11:SALM.C13 SALM.E1:SALM.E1 SALM.E11:SALM.E13 SALM.F1:SALM.F1 SALM.F11:SALM.F1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ode</text:p>
          </table:table-cell>
          <table:table-cell table:style-name="ce3" office:value-type="float" office:value="74.375">
            <text:p>74.38</text:p>
          </table:table-cell>
          <table:table-cell table:style-name="ce3" office:value-type="float" office:value="65.125">
            <text:p>65.13</text:p>
          </table:table-cell>
          <table:table-cell table:number-columns-repeated="1018"/>
        </table:table-row>
        <table:table-row table:style-name="ro1">
          <table:table-cell office:value-type="string">
            <text:p>salmonella_mutagenicity_a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ode</text:p>
          </table:table-cell>
          <table:table-cell table:style-name="ce3" office:value-type="float" office:value="74.375">
            <text:p>74.38</text:p>
          </table:table-cell>
          <table:table-cell table:style-name="ce3" office:value-type="float" office:value="65.125">
            <text:p>65.13</text:p>
          </table:table-cell>
          <table:table-cell table:number-columns-repeated="1018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SALM.J50" table:end-x="0.522in" table:end-y="0.0776in" draw:z-index="4" draw:style-name="gr1" svg:width="3.1492in" svg:height="2.7555in" svg:x="0.0398in" svg:y="0.0008in">
              <draw:object draw:notify-on-update-of-ranges="SALM.C1:SALM.C1 SALM.C14:SALM.C16 SALM.E1:SALM.E1 SALM.E14:SALM.E16 SALM.F1:SALM.F1 SALM.F14:SALM.F16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  <table:table-cell>
            <draw:frame table:end-cell-address="SALM.N50" table:end-x="0.1488in" table:end-y="0.0776in" draw:z-index="5" draw:style-name="gr1" svg:width="3.1492in" svg:height="2.7555in" svg:x="0.5559in" svg:y="0.0008in">
              <draw:object draw:notify-on-update-of-ranges="SALM.C1:SALM.C1 SALM.C17:SALM.C19 SALM.E1:SALM.E1 SALM.E17:SALM.E19 SALM.F1:SALM.F1 SALM.F17:SALM.F1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4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12/07/2009</text:date>, <text:time>12:02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7T12:02:35</dc:date>
    <dc:creator>Andreas Maunz</dc:creator>
    <meta:generator>OpenOffice.org/3.1$Linux OpenOffice.org_project/310m19$Build-9420</meta:generator>
    <meta:editing-duration>PT00H34M06S</meta:editing-duration>
    <meta:editing-cycles>1</meta:editing-cycles>
    <meta:document-statistic meta:table-count="2" meta:cell-count="22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709cm" svg:y="0.141cm" chart:style-name="ch2">
          <text:p>ala</text:p>
        </chart:title>
        <chart:legend chart:legend-position="end" svg:x="6.529cm" svg:y="3.031cm" chart:style-name="ch3"/>
        <chart:plot-area chart:style-name="ch4" table:cell-range-address="MCC.C1:MCC.C4 MCC.E1:MCC.F4" chart:data-source-has-labels="both" svg:x="0.16cm" svg:y="0.784cm" svg:width="6.21cm" svg:height="5.936cm">
          <chart:axis chart:dimension="x" chart:name="primary-x" chart:style-name="ch5">
            <chart:categories table:cell-range-address="MCC.C2:MCC.C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CC.E2:MCC.E4" chart:label-cell-address="MCC.E1:MCC.E1" chart:class="chart:bar">
            <chart:data-point chart:repeated="3"/>
          </chart:series>
          <chart:series chart:style-name="ch9" chart:values-cell-range-address="MCC.F2:MCC.F4" chart:label-cell-address="MCC.F1:MCC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CC.E1:MCC.E1">Train</text:p>
              </table:table-cell>
              <table:table-cell office:value-type="string">
                <text:p text:id="MCC.F1:MCC.F1">Test</text:p>
              </table:table-cell>
            </table:table-row>
          </table:table-header-rows>
          <table:table-rows>
            <table:table-row>
              <table:table-cell office:value-type="string">
                <text:p text:id="MCC.C2:MCC.C4">10</text:p>
              </table:table-cell>
              <table:table-cell office:value-type="float" office:value="79.5433">
                <text:p text:id="MCC.E2:MCC.E4">79.5433</text:p>
              </table:table-cell>
              <table:table-cell office:value-type="float" office:value="67.3644">
                <text:p text:id="MCC.F2:MCC.F4">67.3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353">
                <text:p>79.353</text:p>
              </table:table-cell>
              <table:table-cell office:value-type="float" office:value="66.6984">
                <text:p>66.6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5899">
                <text:p>80.5899</text:p>
              </table:table-cell>
              <table:table-cell office:value-type="float" office:value="67.5547">
                <text:p>67.5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643cm" svg:y="0.141cm" chart:style-name="ch2">
          <text:p>nde</text:p>
        </chart:title>
        <chart:legend chart:legend-position="end" svg:x="6.529cm" svg:y="3.031cm" chart:style-name="ch3"/>
        <chart:plot-area chart:style-name="ch4" table:cell-range-address="SALM.C1:SALM.C1 SALM.C11:SALM.C13 SALM.E1:SALM.F1 SALM.E11:SALM.F13" chart:data-source-has-labels="both" svg:x="0.16cm" svg:y="0.784cm" svg:width="6.21cm" svg:height="5.936cm">
          <chart:axis chart:dimension="x" chart:name="primary-x" chart:style-name="ch5">
            <chart:categories table:cell-range-address="SALM.C11:SALM.C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ALM.E11:SALM.E13" chart:label-cell-address="SALM.E1:SALM.E1" chart:class="chart:bar">
            <chart:data-point chart:repeated="3"/>
          </chart:series>
          <chart:series chart:style-name="ch9" chart:values-cell-range-address="SALM.F11:SALM.F13" chart:label-cell-address="SALM.F1:SALM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ALM.E1:SALM.E1">Train</text:p>
              </table:table-cell>
              <table:table-cell office:value-type="string">
                <text:p text:id="SALM.F1:SALM.F1">Test</text:p>
              </table:table-cell>
            </table:table-row>
          </table:table-header-rows>
          <table:table-rows>
            <table:table-row>
              <table:table-cell office:value-type="string">
                <text:p text:id="SALM.C11:SALM.C13">10</text:p>
              </table:table-cell>
              <table:table-cell office:value-type="float" office:value="76.375">
                <text:p text:id="SALM.E11:SALM.E13">76.375</text:p>
              </table:table-cell>
              <table:table-cell office:value-type="float" office:value="64.75">
                <text:p text:id="SALM.F11:SALM.F13">64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375">
                <text:p>76.375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375">
                <text:p>76.375</text:p>
              </table:table-cell>
              <table:table-cell office:value-type="float" office:value="64.75">
                <text:p>64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643cm" svg:y="0.141cm" chart:style-name="ch2">
          <text:p>nop</text:p>
        </chart:title>
        <chart:legend chart:legend-position="end" svg:x="6.529cm" svg:y="3.031cm" chart:style-name="ch3"/>
        <chart:plot-area chart:style-name="ch4" table:cell-range-address="SALM.C1:SALM.C1 SALM.C14:SALM.C16 SALM.E1:SALM.F1 SALM.E14:SALM.F16" chart:data-source-has-labels="both" svg:x="0.16cm" svg:y="0.784cm" svg:width="6.21cm" svg:height="5.936cm">
          <chart:axis chart:dimension="x" chart:name="primary-x" chart:style-name="ch5">
            <chart:categories table:cell-range-address="SALM.C14:SALM.C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ALM.E14:SALM.E16" chart:label-cell-address="SALM.E1:SALM.E1" chart:class="chart:bar">
            <chart:data-point chart:repeated="3"/>
          </chart:series>
          <chart:series chart:style-name="ch9" chart:values-cell-range-address="SALM.F14:SALM.F16" chart:label-cell-address="SALM.F1:SALM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ALM.E1:SALM.E1">Train</text:p>
              </table:table-cell>
              <table:table-cell office:value-type="string">
                <text:p text:id="SALM.F1:SALM.F1">Test</text:p>
              </table:table-cell>
            </table:table-row>
          </table:table-header-rows>
          <table:table-rows>
            <table:table-row>
              <table:table-cell office:value-type="string">
                <text:p text:id="SALM.C14:SALM.C16">10</text:p>
              </table:table-cell>
              <table:table-cell office:value-type="float" office:value="79.125">
                <text:p text:id="SALM.E14:SALM.E16">79.125</text:p>
              </table:table-cell>
              <table:table-cell office:value-type="float" office:value="65.5">
                <text:p text:id="SALM.F14:SALM.F16">6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25">
                <text:p>79.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75">
                <text:p>80.75</text:p>
              </table:table-cell>
              <table:table-cell office:value-type="float" office:value="67.75">
                <text:p>67.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643cm" svg:y="0.141cm" chart:style-name="ch2">
          <text:p>ode</text:p>
        </chart:title>
        <chart:legend chart:legend-position="end" svg:x="6.529cm" svg:y="3.031cm" chart:style-name="ch3"/>
        <chart:plot-area chart:style-name="ch4" table:cell-range-address="SALM.C1:SALM.C1 SALM.C17:SALM.C19 SALM.E1:SALM.F1 SALM.E17:SALM.F19" chart:data-source-has-labels="both" svg:x="0.16cm" svg:y="0.784cm" svg:width="6.21cm" svg:height="5.936cm">
          <chart:axis chart:dimension="x" chart:name="primary-x" chart:style-name="ch5">
            <chart:categories table:cell-range-address="SALM.C17:SALM.C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ALM.E17:SALM.E19" chart:label-cell-address="SALM.E1:SALM.E1" chart:class="chart:bar">
            <chart:data-point chart:repeated="3"/>
          </chart:series>
          <chart:series chart:style-name="ch9" chart:values-cell-range-address="SALM.F17:SALM.F19" chart:label-cell-address="SALM.F1:SALM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ALM.E1:SALM.E1">Train</text:p>
              </table:table-cell>
              <table:table-cell office:value-type="string">
                <text:p text:id="SALM.F1:SALM.F1">Test</text:p>
              </table:table-cell>
            </table:table-row>
          </table:table-header-rows>
          <table:table-rows>
            <table:table-row>
              <table:table-cell office:value-type="string">
                <text:p text:id="SALM.C17:SALM.C19">10</text:p>
              </table:table-cell>
              <table:table-cell office:value-type="float" office:value="74.375">
                <text:p text:id="SALM.E17:SALM.E19">74.375</text:p>
              </table:table-cell>
              <table:table-cell office:value-type="float" office:value="65.125">
                <text:p text:id="SALM.F17:SALM.F19">65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375">
                <text:p>74.375</text:p>
              </table:table-cell>
              <table:table-cell office:value-type="float" office:value="65.125">
                <text:p>65.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375">
                <text:p>74.375</text:p>
              </table:table-cell>
              <table:table-cell office:value-type="float" office:value="65.125">
                <text:p>65.1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643cm" svg:y="0.141cm" chart:style-name="ch2">
          <text:p>ade</text:p>
        </chart:title>
        <chart:legend chart:legend-position="end" svg:x="6.529cm" svg:y="3.031cm" chart:style-name="ch3"/>
        <chart:plot-area chart:style-name="ch4" table:cell-range-address="MCC.C1:MCC.C1 MCC.C5:MCC.C7 MCC.E1:MCC.F1 MCC.E5:MCC.F7" chart:data-source-has-labels="both" svg:x="0.16cm" svg:y="0.784cm" svg:width="6.21cm" svg:height="5.936cm">
          <chart:axis chart:dimension="x" chart:name="primary-x" chart:style-name="ch5">
            <chart:categories table:cell-range-address="MCC.C5:MCC.C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CC.E5:MCC.E7" chart:label-cell-address="MCC.E1:MCC.E1" chart:class="chart:bar">
            <chart:data-point chart:repeated="3"/>
          </chart:series>
          <chart:series chart:style-name="ch9" chart:values-cell-range-address="MCC.F5:MCC.F7" chart:label-cell-address="MCC.F1:MCC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CC.E1:MCC.E1">Train</text:p>
              </table:table-cell>
              <table:table-cell office:value-type="string">
                <text:p text:id="MCC.F1:MCC.F1">Test</text:p>
              </table:table-cell>
            </table:table-row>
          </table:table-header-rows>
          <table:table-rows>
            <table:table-row>
              <table:table-cell office:value-type="string">
                <text:p text:id="MCC.C5:MCC.C7">10</text:p>
              </table:table-cell>
              <table:table-cell office:value-type="float" office:value="72.9781">
                <text:p text:id="MCC.E5:MCC.E7">72.9781</text:p>
              </table:table-cell>
              <table:table-cell office:value-type="float" office:value="62.7973">
                <text:p text:id="MCC.F5:MCC.F7">62.7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.9781">
                <text:p>72.9781</text:p>
              </table:table-cell>
              <table:table-cell office:value-type="float" office:value="62.7973">
                <text:p>62.7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.9781">
                <text:p>72.9781</text:p>
              </table:table-cell>
              <table:table-cell office:value-type="float" office:value="62.7973">
                <text:p>62.79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minimum="0" chart:maximum="1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column-mapping="0" chart:style-name="ch1">
        <chart:title svg:x="3.709cm" svg:y="0.141cm" chart:style-name="ch2">
          <text:p>nla</text:p>
        </chart:title>
        <chart:legend chart:legend-position="end" svg:x="6.529cm" svg:y="3.031cm" chart:style-name="ch3"/>
        <chart:plot-area chart:style-name="ch4" table:cell-range-address="MCC.C8:MCC.C10 MCC.E1:MCC.F1 MCC.E8:MCC.F10" chart:data-source-has-labels="both" svg:x="0.16cm" svg:y="0.784cm" svg:width="6.21cm" svg:height="5.936cm">
          <chart:axis chart:dimension="x" chart:name="primary-x" chart:style-name="ch5">
            <chart:categories table:cell-range-address="MCC.C8:MCC.C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CC.E8:MCC.E10" chart:label-cell-address="MCC.E1:MCC.E1" chart:class="chart:bar">
            <chart:data-point chart:repeated="3"/>
          </chart:series>
          <chart:series chart:style-name="ch9" chart:values-cell-range-address="MCC.F8:MCC.F10" chart:label-cell-address="MCC.F1:MCC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CC.E1:MCC.E1">Train</text:p>
              </table:table-cell>
              <table:table-cell office:value-type="string">
                <text:p text:id="MCC.F1:MCC.F1">Test</text:p>
              </table:table-cell>
            </table:table-row>
          </table:table-header-rows>
          <table:table-rows>
            <table:table-row>
              <table:table-cell office:value-type="string">
                <text:p text:id="MCC.C8:MCC.C10">10</text:p>
              </table:table-cell>
              <table:table-cell office:value-type="float" office:value="79.2578">
                <text:p text:id="MCC.E8:MCC.E10">79.2578</text:p>
              </table:table-cell>
              <table:table-cell office:value-type="float" office:value="65.8421">
                <text:p text:id="MCC.F8:MCC.F10">65.8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019">
                <text:p>80.019</text:p>
              </table:table-cell>
              <table:table-cell office:value-type="float" office:value="67.3644">
                <text:p>67.3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.2559">
                <text:p>81.2559</text:p>
              </table:table-cell>
              <table:table-cell office:value-type="float" office:value="67.1741">
                <text:p>67.17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643cm" svg:y="0.141cm" chart:style-name="ch2">
          <text:p>nde</text:p>
        </chart:title>
        <chart:legend chart:legend-position="end" svg:x="6.529cm" svg:y="3.031cm" chart:style-name="ch3"/>
        <chart:plot-area chart:style-name="ch4" table:cell-range-address="MCC.C1:MCC.C1 MCC.C11:MCC.C13 MCC.E1:MCC.F1 MCC.E11:MCC.F13" chart:data-source-has-labels="both" svg:x="0.16cm" svg:y="0.784cm" svg:width="6.21cm" svg:height="5.936cm">
          <chart:axis chart:dimension="x" chart:name="primary-x" chart:style-name="ch5">
            <chart:categories table:cell-range-address="MCC.C11:MCC.C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CC.E11:MCC.E13" chart:label-cell-address="MCC.E1:MCC.E1" chart:class="chart:bar">
            <chart:data-point chart:repeated="3"/>
          </chart:series>
          <chart:series chart:style-name="ch9" chart:values-cell-range-address="MCC.F11:MCC.F13" chart:label-cell-address="MCC.F1:MCC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CC.E1:MCC.E1">Train</text:p>
              </table:table-cell>
              <table:table-cell office:value-type="string">
                <text:p text:id="MCC.F1:MCC.F1">Test</text:p>
              </table:table-cell>
            </table:table-row>
          </table:table-header-rows>
          <table:table-rows>
            <table:table-row>
              <table:table-cell office:value-type="string">
                <text:p text:id="MCC.C11:MCC.C13">10</text:p>
              </table:table-cell>
              <table:table-cell office:value-type="float" office:value="73.1684">
                <text:p text:id="MCC.E11:MCC.E13">73.1684</text:p>
              </table:table-cell>
              <table:table-cell office:value-type="float" office:value="63.0828">
                <text:p text:id="MCC.F11:MCC.F13">63.0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1684">
                <text:p>73.1684</text:p>
              </table:table-cell>
              <table:table-cell office:value-type="float" office:value="63.0828">
                <text:p>63.0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1684">
                <text:p>73.1684</text:p>
              </table:table-cell>
              <table:table-cell office:value-type="float" office:value="63.0828">
                <text:p>63.08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643cm" svg:y="0.141cm" chart:style-name="ch2">
          <text:p>nop</text:p>
        </chart:title>
        <chart:legend chart:legend-position="end" svg:x="6.529cm" svg:y="3.031cm" chart:style-name="ch3"/>
        <chart:plot-area chart:style-name="ch4" table:cell-range-address="MCC.C1:MCC.C1 MCC.C14:MCC.C16 MCC.E1:MCC.F1 MCC.E14:MCC.F16" chart:data-source-has-labels="both" svg:x="0.16cm" svg:y="0.784cm" svg:width="6.21cm" svg:height="5.936cm">
          <chart:axis chart:dimension="x" chart:name="primary-x" chart:style-name="ch5">
            <chart:categories table:cell-range-address="MCC.C14:MCC.C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CC.E14:MCC.E16" chart:label-cell-address="MCC.E1:MCC.E1" chart:class="chart:bar">
            <chart:data-point chart:repeated="3"/>
          </chart:series>
          <chart:series chart:style-name="ch9" chart:values-cell-range-address="MCC.F14:MCC.F16" chart:label-cell-address="MCC.F1:MCC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CC.E1:MCC.E1">Train</text:p>
              </table:table-cell>
              <table:table-cell office:value-type="string">
                <text:p text:id="MCC.F1:MCC.F1">Test</text:p>
              </table:table-cell>
            </table:table-row>
          </table:table-header-rows>
          <table:table-rows>
            <table:table-row>
              <table:table-cell office:value-type="string">
                <text:p text:id="MCC.C14:MCC.C16">10</text:p>
              </table:table-cell>
              <table:table-cell office:value-type="float" office:value="80.2093">
                <text:p text:id="MCC.E14:MCC.E16">80.2093</text:p>
              </table:table-cell>
              <table:table-cell office:value-type="float" office:value="66.3178">
                <text:p text:id="MCC.F14:MCC.F16">66.3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1142">
                <text:p>80.1142</text:p>
              </table:table-cell>
              <table:table-cell office:value-type="float" office:value="66.6984">
                <text:p>66.6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.3511">
                <text:p>81.3511</text:p>
              </table:table-cell>
              <table:table-cell office:value-type="float" office:value="68.6965">
                <text:p>68.69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643cm" svg:y="0.141cm" chart:style-name="ch2">
          <text:p>ode</text:p>
        </chart:title>
        <chart:legend chart:legend-position="end" svg:x="6.529cm" svg:y="3.031cm" chart:style-name="ch3"/>
        <chart:plot-area chart:style-name="ch4" table:cell-range-address="MCC.C1:MCC.C1 MCC.C17:MCC.C19 MCC.E1:MCC.F1 MCC.E17:MCC.F19" chart:data-source-has-labels="both" svg:x="0.16cm" svg:y="0.784cm" svg:width="6.21cm" svg:height="5.936cm">
          <chart:axis chart:dimension="x" chart:name="primary-x" chart:style-name="ch5">
            <chart:categories table:cell-range-address="MCC.C17:MCC.C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CC.E17:MCC.E19" chart:label-cell-address="MCC.E1:MCC.E1" chart:class="chart:bar">
            <chart:data-point chart:repeated="3"/>
          </chart:series>
          <chart:series chart:style-name="ch9" chart:values-cell-range-address="MCC.F17:MCC.F19" chart:label-cell-address="MCC.F1:MCC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CC.E1:MCC.E1">Train</text:p>
              </table:table-cell>
              <table:table-cell office:value-type="string">
                <text:p text:id="MCC.F1:MCC.F1">Test</text:p>
              </table:table-cell>
            </table:table-row>
          </table:table-header-rows>
          <table:table-rows>
            <table:table-row>
              <table:table-cell office:value-type="string">
                <text:p text:id="MCC.C17:MCC.C19">10</text:p>
              </table:table-cell>
              <table:table-cell office:value-type="float" office:value="73.6441">
                <text:p text:id="MCC.E17:MCC.E19">73.6441</text:p>
              </table:table-cell>
              <table:table-cell office:value-type="float" office:value="63.9391">
                <text:p text:id="MCC.F17:MCC.F19">63.9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6441">
                <text:p>73.6441</text:p>
              </table:table-cell>
              <table:table-cell office:value-type="float" office:value="63.9391">
                <text:p>63.9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6441">
                <text:p>73.6441</text:p>
              </table:table-cell>
              <table:table-cell office:value-type="float" office:value="63.9391">
                <text:p>63.93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709cm" svg:y="0.141cm" chart:style-name="ch2">
          <text:p>ala</text:p>
        </chart:title>
        <chart:legend chart:legend-position="end" svg:x="6.529cm" svg:y="3.031cm" chart:style-name="ch3"/>
        <chart:plot-area chart:style-name="ch4" table:cell-range-address="SALM.C1:SALM.C4 SALM.E1:SALM.F4" chart:data-source-has-labels="both" svg:x="0.16cm" svg:y="0.784cm" svg:width="6.21cm" svg:height="5.936cm">
          <chart:axis chart:dimension="x" chart:name="primary-x" chart:style-name="ch5">
            <chart:categories table:cell-range-address="SALM.C2:SALM.C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ALM.E2:SALM.E4" chart:label-cell-address="SALM.E1:SALM.E1" chart:class="chart:bar">
            <chart:data-point chart:repeated="3"/>
          </chart:series>
          <chart:series chart:style-name="ch9" chart:values-cell-range-address="SALM.F2:SALM.F4" chart:label-cell-address="SALM.F1:SALM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ALM.E1:SALM.E1">Train</text:p>
              </table:table-cell>
              <table:table-cell office:value-type="string">
                <text:p text:id="SALM.F1:SALM.F1">Test</text:p>
              </table:table-cell>
            </table:table-row>
          </table:table-header-rows>
          <table:table-rows>
            <table:table-row>
              <table:table-cell office:value-type="string">
                <text:p text:id="SALM.C2:SALM.C4">10</text:p>
              </table:table-cell>
              <table:table-cell office:value-type="float" office:value="79.875">
                <text:p text:id="SALM.E2:SALM.E4">79.875</text:p>
              </table:table-cell>
              <table:table-cell office:value-type="float" office:value="67.125">
                <text:p text:id="SALM.F2:SALM.F4">67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5">
                <text:p>80.5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.5">
                <text:p>81.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643cm" svg:y="0.141cm" chart:style-name="ch2">
          <text:p>ade</text:p>
        </chart:title>
        <chart:legend chart:legend-position="end" svg:x="6.529cm" svg:y="3.031cm" chart:style-name="ch3"/>
        <chart:plot-area chart:style-name="ch4" table:cell-range-address="SALM.C1:SALM.C1 SALM.C5:SALM.C7 SALM.E1:SALM.F1 SALM.E5:SALM.F7" chart:data-source-has-labels="both" svg:x="0.16cm" svg:y="0.784cm" svg:width="6.21cm" svg:height="5.936cm">
          <chart:axis chart:dimension="x" chart:name="primary-x" chart:style-name="ch5">
            <chart:categories table:cell-range-address="SALM.C5:SALM.C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ALM.E5:SALM.E7" chart:label-cell-address="SALM.E1:SALM.E1" chart:class="chart:bar">
            <chart:data-point chart:repeated="3"/>
          </chart:series>
          <chart:series chart:style-name="ch9" chart:values-cell-range-address="SALM.F5:SALM.F7" chart:label-cell-address="SALM.F1:SALM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ALM.E1:SALM.E1">Train</text:p>
              </table:table-cell>
              <table:table-cell office:value-type="string">
                <text:p text:id="SALM.F1:SALM.F1">Test</text:p>
              </table:table-cell>
            </table:table-row>
          </table:table-header-rows>
          <table:table-rows>
            <table:table-row>
              <table:table-cell office:value-type="string">
                <text:p text:id="SALM.C5:SALM.C7">10</text:p>
              </table:table-cell>
              <table:table-cell office:value-type="float" office:value="76.75">
                <text:p text:id="SALM.E5:SALM.E7">76.75</text:p>
              </table:table-cell>
              <table:table-cell office:value-type="float" office:value="64.75">
                <text:p text:id="SALM.F5:SALM.F7">64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75">
                <text:p>76.75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75">
                <text:p>76.75</text:p>
              </table:table-cell>
              <table:table-cell office:value-type="float" office:value="64.75">
                <text:p>64.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709cm" svg:y="0.141cm" chart:style-name="ch2">
          <text:p>nla</text:p>
        </chart:title>
        <chart:legend chart:legend-position="end" svg:x="6.529cm" svg:y="3.031cm" chart:style-name="ch3"/>
        <chart:plot-area chart:style-name="ch4" table:cell-range-address="SALM.C1:SALM.C1 SALM.C8:SALM.C10 SALM.E1:SALM.F1 SALM.E8:SALM.F10" chart:data-source-has-labels="both" svg:x="0.16cm" svg:y="0.784cm" svg:width="6.21cm" svg:height="5.936cm">
          <chart:axis chart:dimension="x" chart:name="primary-x" chart:style-name="ch5">
            <chart:categories table:cell-range-address="SALM.C8:SALM.C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ALM.E8:SALM.E10" chart:label-cell-address="SALM.E1:SALM.E1" chart:class="chart:bar">
            <chart:data-point chart:repeated="3"/>
          </chart:series>
          <chart:series chart:style-name="ch9" chart:values-cell-range-address="SALM.F8:SALM.F10" chart:label-cell-address="SALM.F1:SALM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ALM.E1:SALM.E1">Train</text:p>
              </table:table-cell>
              <table:table-cell office:value-type="string">
                <text:p text:id="SALM.F1:SALM.F1">Test</text:p>
              </table:table-cell>
            </table:table-row>
          </table:table-header-rows>
          <table:table-rows>
            <table:table-row>
              <table:table-cell office:value-type="string">
                <text:p text:id="SALM.C8:SALM.C10">10</text:p>
              </table:table-cell>
              <table:table-cell office:value-type="float" office:value="80.25">
                <text:p text:id="SALM.E8:SALM.E10">80.25</text:p>
              </table:table-cell>
              <table:table-cell office:value-type="float" office:value="67.125">
                <text:p text:id="SALM.F8:SALM.F10">67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75">
                <text:p>80.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875">
                <text:p>80.87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